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Címsor1" style:master-page-name="MP0" style:family="paragraph">
      <style:paragraph-properties fo:break-before="page" fo:text-align="center"/>
    </style:style>
    <style:style style:name="P2" style:parent-style-name="Normál" style:family="paragraph">
      <style:text-properties fo:font-weight="bold" style:font-weight-asian="bold" style:font-weight-complex="bold"/>
    </style:style>
    <style:style style:name="P3" style:parent-style-name="Normál" style:family="paragraph">
      <style:text-properties fo:font-weight="bold" style:font-weight-asian="bold" style:font-weight-complex="bold"/>
    </style:style>
    <style:style style:name="P4" style:parent-style-name="Normál" style:family="paragraph">
      <style:paragraph-properties fo:margin-bottom="0.1201in" fo:margin-left="-0.0034in">
        <style:tab-stops/>
      </style:paragraph-properties>
    </style:style>
    <style:style style:name="P5" style:parent-style-name="Normál" style:family="paragraph">
      <style:paragraph-properties fo:text-align="end" fo:margin-bottom="0.127in" fo:line-height="107%" fo:margin-left="0in" fo:margin-right="0.0743in" fo:text-indent="0in">
        <style:tab-stops/>
      </style:paragraph-properties>
    </style:style>
    <style:style style:name="P6" style:parent-style-name="Normál" style:family="paragraph">
      <style:paragraph-properties fo:margin-bottom="0.1173in" fo:margin-left="-0.0034in">
        <style:tab-stops/>
      </style:paragraph-properties>
    </style:style>
    <style:style style:name="P7" style:parent-style-name="Normál" style:family="paragraph">
      <style:paragraph-properties fo:margin-bottom="0.1375in" fo:margin-left="-0.0034in">
        <style:tab-stops/>
      </style:paragraph-properties>
    </style:style>
    <style:style style:name="P8" style:parent-style-name="Normál" style:family="paragraph">
      <style:paragraph-properties fo:text-indent="-0.25in"/>
    </style:style>
    <style:style style:name="P9" style:parent-style-name="Normál" style:family="paragraph">
      <style:paragraph-properties fo:text-indent="-0.25in"/>
    </style:style>
    <style:style style:name="P10" style:parent-style-name="Normál" style:family="paragraph">
      <style:paragraph-properties fo:text-indent="-0.25in"/>
    </style:style>
    <style:style style:name="P11" style:parent-style-name="Normál" style:family="paragraph">
      <style:paragraph-properties fo:text-indent="-0.25in"/>
    </style:style>
    <style:style style:name="P12" style:parent-style-name="Normál" style:family="paragraph">
      <style:paragraph-properties fo:text-indent="-0.25in"/>
    </style:style>
    <style:style style:name="P13" style:parent-style-name="Normál" style:family="paragraph">
      <style:paragraph-properties fo:text-indent="-0.25in"/>
    </style:style>
    <style:style style:name="P14" style:parent-style-name="Normál" style:family="paragraph">
      <style:paragraph-properties fo:text-indent="-0.25in"/>
    </style:style>
    <style:style style:name="P15" style:parent-style-name="Normál" style:family="paragraph">
      <style:paragraph-properties fo:margin-bottom="0.1in" fo:text-indent="-0.25in"/>
    </style:style>
    <style:style style:name="P16" style:parent-style-name="Normál" style:family="paragraph">
      <style:paragraph-properties fo:margin-bottom="0.1173in" fo:margin-left="-0.0034in">
        <style:tab-stops/>
      </style:paragraph-properties>
    </style:style>
    <style:style style:name="P17" style:parent-style-name="Normál" style:family="paragraph">
      <style:paragraph-properties fo:margin-bottom="0.1201in" fo:margin-left="-0.0034in">
        <style:tab-stops/>
      </style:paragraph-properties>
    </style:style>
    <style:style style:name="P18" style:parent-style-name="Normál" style:family="paragraph">
      <style:paragraph-properties fo:margin-bottom="0.1173in" fo:margin-left="-0.0034in">
        <style:tab-stops/>
      </style:paragraph-properties>
    </style:style>
    <style:style style:name="P19" style:parent-style-name="Normál" style:family="paragraph">
      <style:paragraph-properties fo:margin-bottom="0.1201in" fo:margin-left="-0.0034in">
        <style:tab-stops/>
      </style:paragraph-properties>
    </style:style>
    <style:style style:name="P20" style:parent-style-name="Normál" style:family="paragraph">
      <style:paragraph-properties fo:margin-bottom="0.1166in" fo:margin-left="-0.0034in">
        <style:tab-stops/>
      </style:paragraph-properties>
    </style:style>
    <style:style style:name="P21" style:parent-style-name="Normál" style:family="paragraph">
      <style:paragraph-properties fo:margin-left="-0.0034in">
        <style:tab-stops/>
      </style:paragraph-properties>
    </style:style>
    <style:style style:name="P22" style:parent-style-name="Normál" style:family="paragraph">
      <style:paragraph-properties fo:margin-left="-0.0034in">
        <style:tab-stops/>
      </style:paragraph-properties>
    </style:style>
    <style:style style:name="P23" style:parent-style-name="Normál" style:family="paragraph">
      <style:paragraph-properties fo:margin-left="-0.0034in">
        <style:tab-stops/>
      </style:paragraph-properties>
      <style:text-properties fo:font-weight="bold" style:font-weight-asian="bold" style:font-weight-complex="bold"/>
    </style:style>
    <style:style style:name="P24" style:parent-style-name="Normál" style:family="paragraph">
      <style:paragraph-properties fo:margin-left="-0.0034in">
        <style:tab-stops/>
      </style:paragraph-properties>
    </style:style>
    <style:style style:name="P25" style:parent-style-name="Normál" style:family="paragraph">
      <style:paragraph-properties fo:margin-left="-0.0034in">
        <style:tab-stops/>
      </style:paragraph-properties>
    </style:style>
    <style:style style:name="P26" style:parent-style-name="Normál" style:family="paragraph">
      <style:paragraph-properties fo:margin-left="-0.0034in">
        <style:tab-stops/>
      </style:paragraph-properties>
    </style:style>
    <style:style style:name="P27" style:parent-style-name="Normál" style:family="paragraph">
      <style:paragraph-properties fo:margin-left="-0.0034in">
        <style:tab-stops/>
      </style:paragraph-properties>
      <style:text-properties fo:font-weight="bold" style:font-weight-asian="bold" style:font-weight-complex="bold"/>
    </style:style>
    <style:style style:name="P28" style:parent-style-name="Normál" style:family="paragraph">
      <style:paragraph-properties fo:margin-left="-0.0034in">
        <style:tab-stops/>
      </style:paragraph-properties>
    </style:style>
    <style:style style:name="T29" style:parent-style-name="Bekezdésalapbetűtípusa" style:family="text">
      <style:text-properties fo:font-weight="bold" style:font-weight-asian="bold" style:font-weight-complex="bold"/>
    </style:style>
    <style:style style:name="T30" style:parent-style-name="Bekezdésalapbetűtípusa" style:family="text">
      <style:text-properties fo:font-weight="bold" style:font-weight-asian="bold" style:font-weight-complex="bold"/>
    </style:style>
    <style:style style:name="T31" style:parent-style-name="Bekezdésalapbetűtípusa" style:family="text">
      <style:text-properties fo:font-weight="bold" style:font-weight-asian="bold" style:font-weight-complex="bold"/>
    </style:style>
    <style:style style:name="P32" style:parent-style-name="Normál" style:family="paragraph">
      <style:paragraph-properties fo:margin-left="-0.0034in">
        <style:tab-stops/>
      </style:paragraph-properties>
    </style:style>
    <style:style style:name="P33" style:parent-style-name="Normál" style:family="paragraph">
      <style:paragraph-properties fo:margin-left="-0.0034in">
        <style:tab-stops/>
      </style:paragraph-properties>
    </style:style>
    <style:style style:name="P34" style:parent-style-name="Normál" style:family="paragraph">
      <style:paragraph-properties fo:margin-left="-0.0034in">
        <style:tab-stops/>
      </style:paragraph-properties>
    </style:style>
  </office:automatic-styles>
  <office:body>
    <office:text text:use-soft-page-breaks="true">
      <text:h text:style-name="P1" text:outline-level="1">Pizzéria weboldal</text:h>
      <text:p text:style-name="Normál">Project vezető: Remete Marcell Róbert</text:p>
      <text:p text:style-name="Normál">Project készítők: Drahovszky Márk, Remete Marcell Róbert<text:s/></text:p>
      <text:p text:style-name="Normál">Osztály: 13.ace</text:p>
      <text:p text:style-name="Normál">Konzulens tanár: Győrössy Richárd</text:p>
      <text:p text:style-name="P2"/>
      <text:p text:style-name="P3">Projektleírás:</text:p>
      <text:p text:style-name="P4">Kinézet / felépítés :<text:s/></text:p>
      <text:p text:style-name="P5">A weboldalunk egy rendelésre illetve termék választásra alkalmas weboldal lesz.<text:s/></text:p>
      <text:p text:style-name="P6">Az oldal modern stílusú letörgetés oldal lesz, mind gépre mind telefonokra és táblagépekre optimalizálva. <text:s/></text:p>
      <text:p text:style-name="P7">Az oldalon megtalálható:<text:s/></text:p>
      <text:list text:style-name="LFO1" text:continue-numbering="true">
        <text:list-item>
          <text:p text:style-name="P8">Menüsáv<text:s/></text:p>
        </text:list-item>
        <text:list-item>
          <text:p text:style-name="P9">Aktuális ajánlat<text:s/></text:p>
        </text:list-item>
        <text:list-item>
          <text:p text:style-name="P10">Pizza étlap<text:s/></text:p>
        </text:list-item>
        <text:list-item>
          <text:p text:style-name="P11">Egyéni pizza összeállítása<text:s/></text:p>
        </text:list-item>
        <text:list-item>
          <text:p text:style-name="P12">Megrendelés gomb<text:s/></text:p>
        </text:list-item>
        <text:list-item>
          <text:p text:style-name="P13">Pizzéria elérhetőségei és helyadatai<text:s/></text:p>
        </text:list-item>
        <text:list-item>
          <text:p text:style-name="P14">Pizzéria illetve tulajdonos története <text:s/></text:p>
        </text:list-item>
        <text:list-item>
          <text:p text:style-name="P15">Jogi információk<text:s/></text:p>
        </text:list-item>
      </text:list>
      <text:p text:style-name="P16">Az oldalon történő megrendelésekről emailt küld a dolgozói oldalra illetve az adatbázisban tárolja ahonnan le lehet őket kérdezni.<text:s/></text:p>
      <text:p text:style-name="P17">Adatbázis:<text:s/></text:p>
      <text:p text:style-name="P18">Az oldal adatbázisa három táblás lesz. Az menü adatokat a felhasználó adatokat illetve a rendeléseket fogja tárolni.<text:s/></text:p>
      <text:p text:style-name="P19">Az oldal HTML, CSS, JavaScript és PHP nyelveket fog használni.<text:s/></text:p>
      <text:p text:style-name="P20">Az oldal szövege könnyedén változtatható lesz, illetve az aktuális menü is megváltoztatható lesz.<text:s/></text:p>
      <text:p text:style-name="P21">A felhasználók kuponokat kaphatnak vásárlás után amiket ezután beválthatnak.<text:s/></text:p>
      <text:p text:style-name="P22"/>
      <text:p text:style-name="P23">Projekt fejlesztési terv:</text:p>
      <text:p text:style-name="P24">Adatbázis és front end egy része ((HTML, CSS): Drahovszky Márk</text:p>
      <text:p text:style-name="P25">PHP, Front end másik része (HTML, CSS, Java): Remete Marcell Róbert</text:p>
      <text:p text:style-name="P26"/>
      <text:p text:style-name="P27">Projekt részfeladatok:</text:p>
      <text:soft-page-break/>
      <text:p text:style-name="P28"><text:span text:style-name="T29"><text:tab/></text:span><text:span text:style-name="T30"><text:tab/></text:span><text:span text:style-name="T31"><text:tab/></text:span>2025.11.2. Front end (HTML, CSS, Javascript egy része): Drahovszky Márk, Remete Marcell Róbert</text:p>
      <text:p text:style-name="P32"><text:tab/><text:tab/><text:tab/>2025.11 Adatbázis megkezdése: Drahovszky Márk</text:p>
      <text:p text:style-name="P33"><text:tab/><text:tab/><text:tab/>2025.11 Javascript folytatása: Remete Marcell Róbert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next-style-name="Normál" style:default-outline-level="1">
      <style:paragraph-properties fo:keep-with-next="always" fo:keep-together="always" fo:margin-bottom="0.0604in" fo:line-height="90%" fo:margin-left="1.9069in" fo:margin-right="1.9076in" fo:text-indent="-1.9069in">
        <style:tab-stops/>
      </style:paragraph-properties>
      <style:text-properties style:font-name="Calibri" style:font-name-asian="Calibri" style:font-name-complex="Calibri" fo:color="#000000" fo:font-size="24pt" style:font-size-asian="24pt" fo:hyphenate="false"/>
    </style:style>
    <style:style style:name="Normál" style:display-name="Normál" style:family="paragraph">
      <style:paragraph-properties fo:margin-bottom="0.0034in" fo:line-height="112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Bekezdésalapbetűtípusa" style:display-name="Bekezdés alapbetűtípusa" style:family="text"/>
    <style:style style:name="Címsor1Char" style:display-name="Címsor 1 Char" style:family="text">
      <style:text-properties style:font-name="Calibri" style:font-name-asian="Calibri" style:font-name-complex="Calibri" fo:color="#000000" fo:font-size="24pt" style:font-size-asian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0.9833in" fo:margin-bottom="1in" fo:margin-right="0.9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Remete Marci</meta:initial-creator>
    <dc:creator>Remete Marci</dc:creator>
    <meta:creation-date>2025-10-14T19:07:00Z</meta:creation-date>
    <dc:date>2025-10-14T19:07:00Z</dc:date>
    <meta:template xlink:href="Normal.dotm" xlink:type="simple"/>
    <meta:editing-cycles>2</meta:editing-cycles>
    <meta:editing-duration>PT60S</meta:editing-duration>
    <meta:document-statistic meta:page-count="2" meta:paragraph-count="2" meta:word-count="188" meta:character-count="1487" meta:row-count="10" meta:non-whitespace-character-count="1301"/>
  </office:meta>
</office:document-meta>
</file>